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arthale Paravasam</text:p>
      <text:p text:style-name="Standard"><text:span text:style-name="T1">From Wikipedia, the free encyclopedia</text:span></text:p>
      <text:p text:style-name="Standard">https://en.wikipedia.org/wiki/Paarthale_Paravasam<text:line-break/>Licensed under CC BY-SA 3.0:<text:line-break/>https://en.wikipedia.org/wiki/Wikipedia:Text_of_Creative_Commons_Attribution-ShareAlike_3.0_Unported_License</text:p>
      <text:p text:style-name="Standard"/>
      <text:h text:style-name="Heading_20_1" text:outline-level="1">Paarthale Paravasam</text:h>
      <text:list xml:id="list3368635314" text:style-name="WWNum1">
        <text:list-item>
          <text:p text:style-name="P2"><text:span text:style-name="T2">Paarthale Paravasam (lit.</text:span></text:p>
        </text:list-item>
        <text:list-item>
          <text:p text:style-name="P2"><text:span text:style-name="T2">The film's music was composed by A. R. Rahman, whilst A. Venkatesh was cinematographer.</text:span></text:p>
        </text:list-item>
        <text:list-item>
          <text:p text:style-name="P2"><text:span text:style-name="T2">Paarthale Paravasam tells the story of a couple going through a breakup after the husband is exposed for having had a child from a juvenile relationship.</text:span></text:p>
        </text:list-item>
      </text:list>
      <text:p text:style-name="Standard">Paarthale Paravasam (lit. Ecstasy, just watching) is a 2001 Indian Tamil-language drama film directed by K. Balachander, who, with the project, completed 100 feature films. The film, produced by Balachander's home banner Kavithalayaa Productions featured Madhavan and Simran in the leading roles, with Lawrence Raghavendra and Sneha playing other key roles. The film's music was composed by A. R. Rahman, whilst A. Venkatesh was cinematographer.</text:p>
      <text:p text:style-name="Standard">Paarthale Paravasam tells the story of a couple going through a breakup after the husband is exposed for having had a child from a juvenile relationship. It also shows the introduction of love interests for the couple, and if they reconcile, forms the crux of the plot. The film released on 14 November 2001 to mixed reviews and became a commercial failure.</text:p>
      <text:h text:style-name="Heading_20_1" text:outline-level="1">Plot</text:h>
      <text:list xml:id="list170536851486146" text:continue-numbering="true" text:style-name="WWNum1">
        <text:list-item>
          <text:p text:style-name="P2"><text:span text:style-name="T2">Chella marries Kumaran (Vivek), Madhava's colleague, who was interested in her ever since he became Madhava's understudy in the hospital.</text:span></text:p>
        </text:list-item>
        <text:list-item>
          <text:p text:style-name="P2"><text:span text:style-name="T2">He marries Simi (Simran), but a revelation about his past separates them and takes them as far as divorce.</text:span></text:p>
        </text:list-item>
        <text:list-item>
          <text:p text:style-name="P2"><text:span text:style-name="T2">Madhava (Madhavan) is a doctor, and a single appearance has made him the heartthrob of thousands of girls.</text:span></text:p>
        </text:list-item>
        <text:list-item>
          <text:p text:style-name="P2"><text:span text:style-name="T2">In the end, Madhava and Simi remarry.</text:span></text:p>
        </text:list-item>
      </text:list>
      <text:p text:style-name="Standard">Madhava (Madhavan) is a doctor, and a single appearance has made him the heartthrob of thousands of girls. He marries Simi (Simran), but a revelation about his past separates them and takes them as far as divorce. They remain friends though, even going so far as to fix up each other's second marriages. Simi decides to get Madhava married to Chella (Sneha), a nurse at his hospital, while he tries to fix up her marriage with a dancer Azhagu (Lawrence Raghavendra). Madhava and Chella's wedding and Simi and Azhagu's wedding are on the same date. Azhagu then marries his cousin due to his father's greed for wealth. Chella's parents find out about Madhava's past and call off the wedding. In the end, Madhava and Simi remarry. Chella marries Kumaran (Vivek), Madhava's colleague, who was interested in her ever since he became Madhava's understudy in the hospital.</text:p>
      <text:h text:style-name="Heading_20_1" text:outline-level="1">Cast</text:h>
      <text:h text:style-name="Heading_20_1" text:outline-level="1">Production</text:h>
      <text:list xml:id="list170535287302072" text:continue-numbering="true" text:style-name="WWNum1">
        <text:list-item>
          <text:p text:style-name="P2"><text:span text:style-name="T2">Paarthale Paravasam was launched as Balachander's 100th film at his office in Chennai.</text:span></text:p>
        </text:list-item>
        <text:list-item>
          <text:p text:style-name="P2"><text:span text:style-name="T2">A song for the film was shot in Malaysia featuring Madhavan and Sneha.</text:span></text:p>
        </text:list-item>
      </text:list>
      <text:p text:style-name="Standard">Paarthale Paravasam was launched as Balachander's 100th film at his office in Chennai. The original cast announced on the day of the launch included noted singer S. P. Balasubrahmanyam. However, he was replaced by prominent poet Vaali before the shoot started. Moreover, Raju Sundaram was initially supposed to play the role eventually portrayed by Lawrence in the film. Balachandar managed to select Kamal Haasan in a guest appearance, but failed to do the same with Rajinikanth.</text:p>
      <text:p text:style-name="Standard">A song for the film was shot in Malaysia featuring Madhavan and Sneha. Another was shot at Bekal Fort, Kasargod, in Kerala with Madhavan and Simran, which took five days to finish. The introduction song of Madhavan and a team of dancers was shot in Ooty, while a fourth song sequence, with Madhavan and Simran was on the floors of AVM. The fifth was picturised in the Vijaya Vauhini Studios, in sets where Lawrence and Simran danced for the fifth song.</text:p>
      <text:h text:style-name="Heading_20_1" text:outline-level="1">Release and reception</text:h>
      <text:list xml:id="list170536834231621" text:continue-numbering="true" text:style-name="WWNum1">
        <text:list-item>
          <text:p text:style-name="P2"><text:span text:style-name="T2">After the commercial failure of Paarthale Paravasam, Balachander felt that the star cast was the reason for the failure and claimed that if it been made with newcomers it would have been successful.</text:span></text:p>
        </text:list-item>
        <text:list-item>
          <text:p text:style-name="P2"><text:span text:style-name="T2">Lolluexpress.com noted that "movie is a big logic failure and disappointment", and praised A. R. Rahman's music, stating that he "didn't disappoint us considering his recent tunes in "STAR" " and Simran's performance as "Simran was too good in many places and only because of her the movie has something to watch".</text:span></text:p>
        </text:list-item>
      </text:list>
      <text:p text:style-name="Standard"><text:soft-page-break/>The film, upon release, garnered mixed reviews, with critics citing it as a "disappointment". A critic claimed that the dialogues were "insipid", the narration "lacklustre" and the film was "a monotonous journey for the audience". Similarly, the reviewer from Sify.com labelled the film as "insufferable" and drew criticism to the director and the lead actors, saying that only Vivek's position was the "silver lining".<text:line-break/>Lolluexpress.com noted that "movie is a big logic failure and disappointment", and praised A. R. Rahman's music, stating that he "didn't disappoint us considering his recent tunes in "STAR" " and Simran's performance as "Simran was too good in many places and only because of her the movie has something to watch".</text:p>
      <text:p text:style-name="Standard">After the commercial failure of Paarthale Paravasam, Balachander felt that the star cast was the reason for the failure and claimed that if it been made with newcomers it would have been successful.</text:p>
      <text:h text:style-name="Heading_20_1" text:outline-level="1">Music</text:h>
      <text:list xml:id="list170536031321737" text:continue-numbering="true" text:style-name="WWNum1">
        <text:list-item>
          <text:p text:style-name="P2"><text:span text:style-name="T2">The soundtrack was composed by A. R. Rahman, with lyrics by Vaali, Vairamuthu and Na.</text:span></text:p>
        </text:list-item>
      </text:list>
      <text:p text:style-name="Standard">The soundtrack was composed by A. R. Rahman, with lyrics by Vaali, Vairamuthu and Na. Muthukumar. Guitarist Rashid Ali had his debut as a vocalist through this film. Nithyasree Mahadevan told about the making one of the songs, "We did not have any lyrics except the words "Manmadha Masam", when Shankar Mahadevan, Rahman Sir and I started it. So we worked on improvisations with those two words and sent the meter to poet Vaali. Vaali Sir was so overwhelmed with the tune that he said he did not want to pollute it with more words. So the song has a very unusual presentation with minimum lyrics." The track "Love Check" was a fusion number that had just two words "Love Check" with Sivamani's drums. The songs were choreographed by Lawrence Raghavendra; one was picturised from Malaysia. The song "Azhage Sugama" is loosely based in Sahana raga.</text:p>
      <text:h text:style-name="Heading_20_1" text:outline-level="1">Tamil</text:h>
      <text:h text:style-name="Heading_20_1" text:outline-level="1">Telugu</text:h>
      <text:h text:style-name="Heading_20_1" text:outline-level="1">References</text:h>
      <text:h text:style-name="Heading_20_1" text:outline-level="1">External links</text:h>
      <text:list xml:id="list170535434987745" text:continue-numbering="true" text:style-name="WWNum1">
        <text:list-item>
          <text:p text:style-name="P2"><text:span text:style-name="T2">Paarthale Paravasam at Bollywood Hungama</text:span></text:p>
        </text:list-item>
        <text:list-item>
          <text:p text:style-name="P2"><text:span text:style-name="T2">Paarthale Paravasam on IMDb</text:span></text:p>
        </text:list-item>
      </text:list>
      <text:p text:style-name="Standard">Paarthale Paravasam on IMDb </text:p>
      <text:p text:style-name="Standard">Paarthale Paravasam at Bollywood Hung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37" meta:word-count="1018" meta:character-count="6271" meta:non-whitespace-character-count="53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